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F0000014C19DF015B0BC57D05.png" manifest:media-type="image/png"/>
  <manifest:file-entry manifest:full-path="Pictures/100034B900001DB00000224BA9B1ED24962EDF84.svg" manifest:media-type="image/svg+xml"/>
  <manifest:file-entry manifest:full-path="Pictures/100000010000010B000000ED6493C3629F9CF27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Helvetica-Light" svg:font-family="Helvetica-Ligh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padding-left="0.15cm" fo:padding-right="0.049cm" fo:padding-top="0.15cm" fo:padding-bottom="0.15cm" fo:border-left="none" fo:border-right="none" fo:border-top="0.06pt solid #000000" fo:border-bottom="0.06pt solid #000000">
        <style:tab-stops/>
      </style:paragraph-properties>
      <style:text-properties officeooo:rsid="0029be8a" officeooo:paragraph-rsid="0029be8a"/>
    </style:style>
    <style:style style:name="P2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use-window-font-color="true" loext:opacity="0%" officeooo:paragraph-rsid="0029be8a"/>
    </style:style>
    <style:style style:name="P4" style:family="paragraph" style:parent-style-name="Title">
      <style:text-properties style:use-window-font-color="true" loext:opacity="0%" officeooo:rsid="002c71e4" officeooo:paragraph-rsid="002c71e4"/>
    </style:style>
    <style:style style:name="P5" style:family="paragraph" style:parent-style-name="Standard">
      <style:paragraph-properties fo:text-align="end" style:justify-single-word="false" style:snap-to-layout-grid="false"/>
      <style:text-properties fo:font-variant="small-caps" style:use-window-font-color="true" loext:opacity="0%" style:font-name="Arial1" fo:font-size="9pt" fo:language="ca" fo:country="ES" officeooo:rsid="0029be8a" officeooo:paragraph-rsid="0029be8a" style:font-size-asian="9pt" style:font-name-complex="Arial1" style:font-size-complex="9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variant="small-caps" style:use-window-font-color="true" loext:opacity="0%" style:font-name="Arial1" fo:font-size="9pt" fo:language="ca" fo:country="ES" officeooo:rsid="002c71e4" officeooo:paragraph-rsid="002c71e4" style:font-size-asian="9pt" style:font-name-complex="Arial1" style:font-size-complex="9pt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variant="small-caps" style:use-window-font-color="true" loext:opacity="0%" style:font-name="Arial1" fo:font-size="9pt" fo:language="ca" fo:country="ES" officeooo:paragraph-rsid="0029be8a" style:font-size-asian="9pt" style:font-name-complex="Arial1" style:font-size-complex="9pt" style:font-weight-complex="bold"/>
    </style:style>
    <style:style style:name="P8" style:family="paragraph" style:parent-style-name="Footer">
      <style:text-properties style:font-name="Helvetica"/>
    </style:style>
    <style:style style:name="P9" style:family="paragraph" style:parent-style-name="Footer">
      <style:paragraph-properties fo:margin-top="0.049cm" fo:margin-bottom="0cm" style:contextual-spacing="false"/>
      <style:text-properties style:font-name="Helvetica" fo:font-weight="bold" officeooo:rsid="0023bbe5" officeooo:paragraph-rsid="0023bbe5" style:font-weight-asian="bold" style:font-weight-complex="bold"/>
    </style:style>
    <style:style style:name="P10" style:family="paragraph" style:parent-style-name="Footer">
      <style:paragraph-properties fo:line-height="0.3cm"/>
      <style:text-properties style:font-name="Helvetica-Light" officeooo:rsid="00232f4e" officeooo:paragraph-rsid="00232f4e"/>
    </style:style>
    <style:style style:name="P11" style:family="paragraph" style:parent-style-name="Footer">
      <style:text-properties fo:color="#999999" loext:opacity="100%" style:font-name="Arial" fo:font-size="8pt" officeooo:rsid="0029be8a" officeooo:paragraph-rsid="0029be8a"/>
    </style:style>
    <style:style style:name="P12" style:family="paragraph" style:parent-style-name="Footer">
      <style:text-properties fo:color="#999999" loext:opacity="100%" style:font-name="Arial" fo:font-size="8pt" officeooo:rsid="0027c78f" officeooo:paragraph-rsid="0027c78f"/>
    </style:style>
    <style:style style:name="P13" style:family="paragraph" style:parent-style-name="Footer">
      <style:paragraph-properties fo:text-align="end" style:justify-single-word="false"/>
      <style:text-properties fo:color="#999999" loext:opacity="100%" officeooo:rsid="0023bbe5" officeooo:paragraph-rsid="0023bbe5"/>
    </style:style>
    <style:style style:name="P14" style:family="paragraph" style:parent-style-name="Footer">
      <style:text-properties fo:color="#999999" loext:opacity="100%" officeooo:rsid="0023bbe5" officeooo:paragraph-rsid="0023bbe5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02c71e4" officeooo:paragraph-rsid="002c71e4"/>
    </style:style>
    <style:style style:name="P17" style:family="paragraph" style:parent-style-name="Text_20_body">
      <style:text-properties officeooo:rsid="002dd186" officeooo:paragraph-rsid="002dd186"/>
    </style:style>
    <style:style style:name="P18" style:family="paragraph" style:parent-style-name="Heading_20_1">
      <style:text-properties officeooo:rsid="002c71e4" officeooo:paragraph-rsid="002c71e4"/>
    </style:style>
    <style:style style:name="P19" style:family="paragraph" style:parent-style-name="Heading_20_1">
      <style:text-properties officeooo:rsid="002ea7bf" officeooo:paragraph-rsid="002ea7bf"/>
    </style:style>
    <style:style style:name="P20" style:family="paragraph" style:parent-style-name="Text_20_body" style:list-style-name="L1">
      <style:text-properties officeooo:rsid="002c71e4" officeooo:paragraph-rsid="002c71e4"/>
    </style:style>
    <style:style style:name="P21" style:family="paragraph" style:parent-style-name="Text_20_body" style:list-style-name="L1">
      <style:text-properties fo:font-style="normal" officeooo:rsid="002d1ddc" officeooo:paragraph-rsid="002d1ddc" style:font-style-asian="normal" style:font-style-complex="normal"/>
    </style:style>
    <style:style style:name="P22" style:family="paragraph" style:parent-style-name="Text_20_body" style:list-style-name="L2">
      <style:text-properties fo:font-style="normal" officeooo:rsid="002d1ddc" officeooo:paragraph-rsid="002d1ddc" style:font-style-asian="normal" style:font-style-complex="normal"/>
    </style:style>
    <style:style style:name="P23" style:family="paragraph" style:parent-style-name="Text_20_body" style:list-style-name="L1">
      <style:text-properties fo:font-style="normal" officeooo:rsid="002dd186" officeooo:paragraph-rsid="002dd186" style:font-style-asian="normal" style:font-style-complex="normal"/>
    </style:style>
    <style:style style:name="P24" style:family="paragraph" style:parent-style-name="Text_20_body" style:list-style-name="L2">
      <style:text-properties fo:font-style="normal" officeooo:rsid="002dd186" officeooo:paragraph-rsid="002dd186" style:font-style-asian="normal" style:font-style-complex="normal"/>
    </style:style>
    <style:style style:name="P25" style:family="paragraph" style:parent-style-name="Text_20_body" style:list-style-name="L2">
      <style:text-properties fo:font-style="normal" officeooo:rsid="002c71e4" officeooo:paragraph-rsid="002c71e4" style:font-style-asian="normal" style:font-style-complex="normal"/>
    </style:style>
    <style:style style:name="P26" style:family="paragraph" style:parent-style-name="Text_20_body" style:list-style-name="L2">
      <style:text-properties fo:font-style="normal" officeooo:rsid="002f8f8c" officeooo:paragraph-rsid="002f8f8c" style:font-style-asian="normal" style:font-style-complex="normal"/>
    </style:style>
    <style:style style:name="P27" style:family="paragraph" style:parent-style-name="Text_20_body" style:list-style-name="L1">
      <style:text-properties fo:font-style="normal" officeooo:rsid="002f8f8c" officeooo:paragraph-rsid="002f8f8c" style:font-style-asian="normal" style:font-style-complex="normal"/>
    </style:style>
    <style:style style:name="P28" style:family="paragraph" style:parent-style-name="Text_20_body" style:list-style-name="L2">
      <style:text-properties officeooo:rsid="002cbdc2" officeooo:paragraph-rsid="002cbdc2"/>
    </style:style>
    <style:style style:name="P29" style:family="paragraph" style:parent-style-name="Text_20_body">
      <style:text-properties officeooo:rsid="0030bf82" officeooo:paragraph-rsid="0030bf82"/>
    </style:style>
    <style:style style:name="T1" style:family="text">
      <style:text-properties fo:font-variant="small-caps" style:font-name="Arial1" fo:font-size="9pt" fo:language="ca" fo:country="ES" style:font-size-asian="9pt" style:font-name-complex="Arial1" style:font-size-complex="9pt" style:font-weight-complex="bold"/>
    </style:style>
    <style:style style:name="T2" style:family="text">
      <style:text-properties fo:font-variant="small-caps" style:font-name="Arial1" fo:font-size="9pt" fo:language="ca" fo:country="ES" officeooo:rsid="0029be8a" style:font-size-asian="9pt" style:font-name-complex="Arial1" style:font-size-complex="9pt" style:font-weight-complex="bold"/>
    </style:style>
    <style:style style:name="T3" style:family="text">
      <style:text-properties fo:font-variant="small-caps" style:font-name="Arial1" fo:font-size="9pt" fo:language="ca" fo:country="ES" officeooo:rsid="002c71e4" style:font-size-asian="9pt" style:font-name-complex="Arial1" style:font-size-complex="9pt" style:font-weight-complex="bold"/>
    </style:style>
    <style:style style:name="T4" style:family="text">
      <style:text-properties officeooo:rsid="002c71e4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729d5" style:font-size-asian="11pt" style:font-size-complex="11pt"/>
    </style:style>
    <style:style style:name="T7" style:family="text">
      <style:text-properties officeooo:rsid="001729d5"/>
    </style:style>
    <style:style style:name="T8" style:family="text">
      <style:text-properties officeooo:rsid="0029be8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d1ddc" style:font-style-asian="normal" style:font-style-complex="normal"/>
    </style:style>
    <style:style style:name="T12" style:family="text">
      <style:text-properties officeooo:rsid="002f8f8c"/>
    </style:style>
    <style:style style:name="T13" style:family="text">
      <style:text-properties officeooo:rsid="00311ee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tres usos de XML</text:p>
      <text:h text:style-name="P18" text:outline-level="1">Arxius de configuració</text:h>
      <text:p text:style-name="P17">Aplicacions que utilitzen XML com a arxius de configuració</text:p>
      <text:list xml:id="list4144806535" text:style-name="L1">
        <text:list-item>
          <text:p text:style-name="P20">ObjectDB (motor de BD orientat a objectes)</text:p>
        </text:list-item>
        <text:list-item>
          <text:p text:style-name="P20">Eclipse (IDE de desenvolupament de Java; veure per exemple els arxius ocults a l’arrel de cada projecte <text:span text:style-name="Source_20_Text">.classpath</text:span> i <text:span text:style-name="Source_20_Text">.project</text:span>)</text:p>
        </text:list-item>
        <text:list-item>
          <text:p text:style-name="P20">Hibernate (<text:span text:style-name="T9">framework</text:span><text:span text:style-name="T10"> de persistència de Java)</text:span></text:p>
        </text:list-item>
        <text:list-item>
          <text:p text:style-name="P21">Configuració de l’entorn d’escriptori XFCE de GNU/Linux</text:p>
        </text:list-item>
        <text:list-item>
          <text:p text:style-name="P21">Inkscape</text:p>
        </text:list-item>
        <text:list-item>
          <text:p text:style-name="P23">Thunar (gestor d’arxius de XFCE)</text:p>
        </text:list-item>
        <text:list-item>
          <text:p text:style-name="P23">Arxiu app.config de Visual Studio (per aplicacions .NET)</text:p>
        </text:list-item>
        <text:list-item>
          <text:p text:style-name="P27">I moltíssims casos més</text:p>
        </text:list-item>
      </text:list>
      <text:h text:style-name="P18" text:outline-level="1">Dades d’aplicació</text:h>
      <text:p text:style-name="P16">Hi ha aplicacions que desen les dades en format XML</text:p>
      <text:list xml:id="list3819336169" text:style-name="L2">
        <text:list-item>
          <text:p text:style-name="P26">Arxius OpenDocument (LibreOffice i similars, amb extensions odt, ods,…) i Office Open XML (Microsoft Office, amb extensions docx, xlsx,…) (en els dos casos són arxius zip dins dels quals hi ha els XML més altres dades com imatges, vídeos, etc.) </text:p>
        </text:list-item>
        <text:list-item>
          <text:p text:style-name="P26">Arxius d’il·lustracions vectorials SVG (estàndard obert, més </text:p>
        </text:list-item>
        <text:list-item>
          <text:p text:style-name="P25">Temes de Metacity (decorador de finestres de GNU/Linux)</text:p>
        </text:list-item>
        <text:list-item>
          <text:p text:style-name="P28"><text:span text:style-name="T10">Exportacions de dades d’aplicacions de mòbil (p.ex.: Feeder</text:span><text:span text:style-name="T11">)</text:span></text:p>
        </text:list-item>
        <text:list-item>
          <text:p text:style-name="P22"><text:span text:style-name="T12">Configuració d’algunes e</text:span>xtensions de LibreOffice</text:p>
        </text:list-item>
        <text:list-item>
          <text:p text:style-name="P24">User State Migration Tool de Microsoft </text:p>
        </text:list-item>
        <text:list-item>
          <text:p text:style-name="P26">I moltíssimes més</text:p>
        </text:list-item>
      </text:list>
      <text:h text:style-name="P19" text:outline-level="1"><text:soft-page-break/>APIs</text:h>
      <text:p text:style-name="P29">Quan el front-end (FE) d’una aplicació (web o no) es comunica amb el back-end (BE) en forma d’API, sovint entre ells s’envien arxius JSON o XML (fa temps només era XML, ara hi ha molt JSON, però encara hi ha aplicacions que es parlen amb XML).</text:p>
      <text:p text:style-name="P29">En el cas d’aplicacions web, el FE es comunica amb el BE amb AJAX (<text:span text:style-name="T9">Asynchronous JavaScript and XML</text:span>, que, malgrat el nom, també serveix per intercanviar JSONs).</text:p>
      <text:p text:style-name="P29"/>
      <text:h text:style-name="Heading_20_1" text:outline-level="1"><text:bookmark-start text:name="__RefHeading___Toc1278_1476419848"/>Bibliografia<text:bookmark-end text:name="__RefHeading___Toc1278_147641984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" svg:font-family="Helvetica" style:font-family-generic="swiss" style:font-pitch="variable"/>
    <style:font-face style:name="Helvetica-Light" svg:font-family="Helvetica-Light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Ubuntu Mono" svg:font-family="'Ubuntu Mono'" style:font-adornments="Normal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2a6099" loext:opacity="100%" style:font-name="Arial" fo:font-family="Arial" style:font-style-name="Norm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cm" fo:margin-bottom="0.15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15%" style:page-number="auto"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.199cm" style:contextual-spacing="tru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use-window-font-color="true" loext:opacity="0%" style:font-name="Arial" fo:font-family="Arial" style:font-style-name="Normal" style:font-family-generic="swiss" style:font-pitch="variable" fo:font-size="2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ee6ef"/>
      <style:paragraph-properties fo:margin-top="0.423cm" fo:margin-bottom="0.212cm" style:contextual-spacing="false" fo:background-color="#dee6ef" fo:padding="0.049cm" fo:border-left="none" fo:border-right="none" fo:border-top="1.56pt solid #2a6099" fo:border-bottom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Codi_20_font" style:display-name="Codi font" style:family="paragraph" style:parent-style-name="Text_20_body" style:master-page-name="">
      <loext:graphic-properties draw:fill="solid" draw:fill-color="#ffffd7"/>
      <style:paragraph-properties fo:margin-top="0.101cm" fo:margin-bottom="0.101cm" style:contextual-spacing="false" fo:line-height="100%" style:page-number="auto" fo:background-color="#ffffd7" fo:padding="0.049cm" fo:border="0.06pt solid #ff972f"/>
      <style:text-properties style:font-name="Ubuntu Mono" fo:font-family="'Ubuntu Mono'" style:font-style-name="Normal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Preformatted_20_Text" style:display-name="Preformatted Text" style:family="paragraph" style:parent-style-name="Standard" style:class="html">
      <loext:graphic-properties draw:fill="solid" draw:fill-color="#ffffd7"/>
      <style:paragraph-properties fo:margin-top="0.101cm" fo:margin-bottom="0.101cm" style:contextual-spacing="false" fo:background-color="#ffffd7" fo:padding="0.049cm" fo:border="0.06pt solid #ff972f"/>
      <style:text-properties style:font-name="Ubuntu Mono" fo:font-family="'Ubuntu Mono'" style:font-style-name="Normal" style:font-pitch="fixed" fo:font-size="11pt" fo:language="zxx" fo:country="non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a" style:family="paragraph" style:parent-style-name="Text_20_body" style:master-page-name="">
      <loext:graphic-properties draw:fill="solid" draw:fill-color="#ffff6d"/>
      <style:paragraph-properties fo:margin-left="0.499cm" fo:margin-right="0.499cm" fo:margin-top="0.15cm" fo:margin-bottom="0.15cm" style:contextual-spacing="true" fo:text-indent="0cm" style:auto-text-indent="false" style:page-number="auto" fo:background-color="#ffff6d" fo:padding="0.199cm" fo:border-left="7.99pt solid #ff972f" fo:border-right="0.06pt solid #000000" fo:border-top="0.06pt solid #000000" fo:border-bottom="0.06pt solid #000000" style:shadow="#808080 0.176cm 0.176cm"/>
    </style:style>
    <style:style style:name="Source_20_Text" style:display-name="Source Text" style:family="text">
      <style:text-properties style:font-name="Ubuntu Mono" fo:font-family="'Ubuntu Mono'" style:font-style-name="Normal" style:font-pitch="fixed" fo:font-size="11pt" fo:language="zxx" fo:country="none" fo:background-color="#ffffd7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loext:padding="0.049cm" loext:border="0.06pt solid #ff972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4.579cm" fo:margin-left="2.249cm" table:align="left" style:writing-mode="lr-tb"/>
    </style:style>
    <style:style style:name="Taula2.A" style:family="table-column">
      <style:table-column-properties style:column-width="8.996cm"/>
    </style:style>
    <style:style style:name="Taula2.B" style:family="table-column">
      <style:table-column-properties style:column-width="5.583cm"/>
    </style:style>
    <style:style style:name="Taula2.1" style:family="table-row">
      <style:table-row-properties style:min-row-height="0.485cm" fo:keep-together="auto"/>
    </style:style>
    <style:style style:name="Tau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2.4" style:family="table-row">
      <style:table-row-properties style:min-row-height="0.437cm" fo:keep-together="auto"/>
    </style:style>
    <style:style style:name="Taula3" style:family="table">
      <style:table-properties style:width="17.007cm" fo:margin-left="0cm" table:align="left"/>
    </style:style>
    <style:style style:name="Taula3.A" style:family="table-column">
      <style:table-column-properties style:column-width="0.697cm"/>
    </style:style>
    <style:style style:name="Taula3.B" style:family="table-column">
      <style:table-column-properties style:column-width="4.198cm"/>
    </style:style>
    <style:style style:name="Taula3.C" style:family="table-column">
      <style:table-column-properties style:column-width="1.998cm"/>
    </style:style>
    <style:style style:name="Taula3.D" style:family="table-column">
      <style:table-column-properties style:column-width="1.912cm"/>
    </style:style>
    <style:style style:name="Taula3.E" style:family="table-column">
      <style:table-column-properties style:column-width="2.498cm"/>
    </style:style>
    <style:style style:name="Taula3.F" style:family="table-column">
      <style:table-column-properties style:column-width="1.295cm"/>
    </style:style>
    <style:style style:name="Taula3.G" style:family="table-column">
      <style:table-column-properties style:column-width="2.277cm"/>
    </style:style>
    <style:style style:name="Taula3.H" style:family="table-column">
      <style:table-column-properties style:column-width="2.133cm"/>
    </style:style>
    <style:style style:name="Tau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ula3.C1" style:family="table-cell">
      <style:table-cell-properties style:vertical-align="middle" fo:padding="0.097cm" fo:border-left="0.05pt solid #000000" fo:border-right="none" fo:border-top="0.05pt solid #000000" fo:border-bottom="0.05pt solid #666666"/>
    </style:style>
    <style:style style:name="Taula3.D1" style:family="table-cell">
      <style:table-cell-properties style:vertical-align="middle" fo:padding="0.097cm" fo:border-left="0.05pt solid #666666" fo:border-right="none" fo:border-top="0.05pt solid #000000" fo:border-bottom="0.05pt solid #666666"/>
    </style:style>
    <style:style style:name="Taula3.H1" style:family="table-cell">
      <style:table-cell-properties style:vertical-align="middle" fo:padding="0.097cm" fo:border="0.05pt solid #000000"/>
    </style:style>
    <style:style style:name="Tau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3.D2" style:family="table-cell">
      <style:table-cell-properties style:vertical-align="middle" fo:padding="0.097cm" fo:border-left="0.05pt solid #666666" fo:border-right="none" fo:border-top="none" fo:border-bottom="0.05pt solid #000000"/>
    </style:style>
    <style:style style:name="MP1" style:family="paragraph" style:parent-style-name="Text_20_body">
      <loext:graphic-properties draw:fill-gradient-name="gradient" draw:fill-hatch-name="hatch"/>
      <style:paragraph-properties fo:padding-left="0.15cm" fo:padding-right="0.049cm" fo:padding-top="0.15cm" fo:padding-bottom="0.15cm" fo:border-left="none" fo:border-right="none" fo:border-top="0.06pt solid #000000" fo:border-bottom="0.06pt solid #000000">
        <style:tab-stops/>
      </style:paragraph-properties>
      <style:text-properties officeooo:rsid="0029be8a" officeooo:paragraph-rsid="0029be8a"/>
    </style:style>
    <style:style style:name="MP2" style:family="paragraph" style:parent-style-name="Footer">
      <style:paragraph-properties fo:text-align="start" style:justify-single-word="false"/>
      <style:text-properties fo:font-size="11pt" officeooo:rsid="001729d5" style:font-size-asian="11pt" style:font-size-complex="11pt"/>
    </style:style>
    <style:style style:name="MP3" style:family="paragraph" style:parent-style-name="Standard">
      <style:paragraph-properties fo:text-align="end" style:justify-single-word="false"/>
      <style:text-properties style:use-window-font-color="true" loext:opacity="0%" officeooo:paragraph-rsid="0029be8a"/>
    </style:style>
    <style:style style:name="MP4" style:family="paragraph" style:parent-style-name="Standard">
      <style:paragraph-properties fo:text-align="end" style:justify-single-word="false" style:snap-to-layout-grid="false"/>
      <style:text-properties fo:font-variant="small-caps" style:use-window-font-color="true" loext:opacity="0%" style:font-name="Arial1" fo:font-size="9pt" fo:language="ca" fo:country="ES" officeooo:rsid="0029be8a" officeooo:paragraph-rsid="0029be8a" style:font-size-asian="9pt" style:font-name-complex="Arial1" style:font-size-complex="9pt" style:font-weight-complex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variant="small-caps" style:use-window-font-color="true" loext:opacity="0%" style:font-name="Arial1" fo:font-size="9pt" fo:language="ca" fo:country="ES" officeooo:rsid="002c71e4" officeooo:paragraph-rsid="002c71e4" style:font-size-asian="9pt" style:font-name-complex="Arial1" style:font-size-complex="9pt" style:font-weight-complex="bold"/>
    </style:style>
    <style:style style:name="MP6" style:family="paragraph" style:parent-style-name="Standard">
      <style:paragraph-properties fo:text-align="end" style:justify-single-word="false" style:snap-to-layout-grid="false"/>
      <style:text-properties fo:font-variant="small-caps" style:use-window-font-color="true" loext:opacity="0%" style:font-name="Arial1" fo:font-size="9pt" fo:language="ca" fo:country="ES" officeooo:paragraph-rsid="0029be8a" style:font-size-asian="9pt" style:font-name-complex="Arial1" style:font-size-complex="9pt" style:font-weight-complex="bold"/>
    </style:style>
    <style:style style:name="MP7" style:family="paragraph" style:parent-style-name="Footer">
      <style:text-properties style:font-name="Helvetica"/>
    </style:style>
    <style:style style:name="MP8" style:family="paragraph" style:parent-style-name="Footer">
      <style:paragraph-properties fo:line-height="0.3cm"/>
      <style:text-properties style:font-name="Helvetica-Light" officeooo:rsid="00232f4e" officeooo:paragraph-rsid="00232f4e"/>
    </style:style>
    <style:style style:name="MP9" style:family="paragraph" style:parent-style-name="Footer">
      <style:paragraph-properties fo:margin-top="0.049cm" fo:margin-bottom="0cm" style:contextual-spacing="false"/>
      <style:text-properties style:font-name="Helvetica" fo:font-weight="bold" officeooo:rsid="0023bbe5" officeooo:paragraph-rsid="0023bbe5" style:font-weight-asian="bold" style:font-weight-complex="bold"/>
    </style:style>
    <style:style style:name="MP10" style:family="paragraph" style:parent-style-name="Footer">
      <style:text-properties fo:color="#999999" loext:opacity="100%" style:font-name="Arial" fo:font-size="8pt" officeooo:rsid="0029be8a" officeooo:paragraph-rsid="0029be8a"/>
    </style:style>
    <style:style style:name="MP11" style:family="paragraph" style:parent-style-name="Footer">
      <style:paragraph-properties fo:text-align="end" style:justify-single-word="false"/>
      <style:text-properties fo:color="#999999" loext:opacity="100%" officeooo:rsid="0023bbe5" officeooo:paragraph-rsid="0023bbe5"/>
    </style:style>
    <style:style style:name="MP12" style:family="paragraph" style:parent-style-name="Footer">
      <style:text-properties fo:color="#999999" loext:opacity="100%" style:font-name="Arial" fo:font-size="8pt" officeooo:rsid="0027c78f" officeooo:paragraph-rsid="0027c78f"/>
    </style:style>
    <style:style style:name="MP13" style:family="paragraph" style:parent-style-name="Footer">
      <style:paragraph-properties fo:text-align="center" style:justify-single-word="false"/>
    </style:style>
    <style:style style:name="MP14" style:family="paragraph" style:parent-style-name="Footer">
      <style:text-properties fo:color="#999999" loext:opacity="100%" officeooo:rsid="0023bbe5" officeooo:paragraph-rsid="0023bbe5"/>
    </style:style>
    <style:style style:name="MT1" style:family="text">
      <style:text-properties fo:font-variant="small-caps" style:font-name="Arial1" fo:font-size="9pt" fo:language="ca" fo:country="ES" style:font-size-asian="9pt" style:font-name-complex="Arial1" style:font-size-complex="9pt" style:font-weight-complex="bold"/>
    </style:style>
    <style:style style:name="MT2" style:family="text">
      <style:text-properties fo:font-variant="small-caps" style:font-name="Arial1" fo:font-size="9pt" fo:language="ca" fo:country="ES" officeooo:rsid="0029be8a" style:font-size-asian="9pt" style:font-name-complex="Arial1" style:font-size-complex="9pt" style:font-weight-complex="bold"/>
    </style:style>
    <style:style style:name="MT3" style:family="text">
      <style:text-properties fo:font-variant="small-caps" style:font-name="Arial1" fo:font-size="9pt" fo:language="ca" fo:country="ES" officeooo:rsid="002c71e4" style:font-size-asian="9pt" style:font-name-complex="Arial1" style:font-size-complex="9pt" style:font-weight-complex="bold"/>
    </style:style>
    <style:style style:name="MT4" style:family="text">
      <style:text-properties officeooo:rsid="002c71e4"/>
    </style:style>
    <style:style style:name="MT5" style:family="text">
      <style:text-properties fo:font-size="11pt" style:font-size-asian="11pt" style:font-size-complex="11pt"/>
    </style:style>
    <style:style style:name="MT6" style:family="text">
      <style:text-properties officeooo:rsid="001729d5"/>
    </style:style>
    <style:style style:name="MT7" style:family="text">
      <style:text-properties fo:font-size="11pt" officeooo:rsid="001729d5" style:font-size-asian="11pt" style:font-size-complex="11pt"/>
    </style:style>
    <style:style style:name="MT8" style:family="text">
      <style:text-properties officeooo:rsid="0029be8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11cm" fo:margin-bottom="0.85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0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1.889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table:number-columns-spanned="2" office:value-type="string">
              <text:p text:style-name="MP3"><draw:frame draw:style-name="Mfr1" draw:name="Imatge2" text:anchor-type="paragraph" svg:x="-2.365cm" svg:y="0.044cm" svg:width="2.071cm" svg:height="1.838cm" draw:z-index="3"><draw:image xlink:href="Pictures/100000010000010B000000ED6493C3629F9CF27D.png" xlink:type="simple" xlink:show="embed" xlink:actuate="onLoad" draw:mime-type="image/png"/></draw:frame><text:span text:style-name="MT1">Departament d’</text:span><text:span text:style-name="MT2">Informàtica</text:span></text:p>
            </table:table-cell>
            <table:covered-table-cell/>
          </table:table-row>
          <table:table-row table:style-name="Taula2.1">
            <table:table-cell table:style-name="Taula2.A1" table:number-columns-spanned="2" office:value-type="string">
              <text:p text:style-name="MP3"><text:span text:style-name="MT1">CFG</text:span><text:span text:style-name="MT3">S ASIX, DAM, DAW</text:span></text:p>
            </table:table-cell>
            <table:covered-table-cell/>
          </table:table-row>
          <table:table-row table:style-name="Taula2.1">
            <table:table-cell table:style-name="Taula2.A1" table:number-columns-spanned="2" office:value-type="string">
              <text:p text:style-name="MP4">M<text:span text:style-name="MT4">4</text:span> UF<text:span text:style-name="MT4">2</text:span></text:p>
            </table:table-cell>
            <table:covered-table-cell/>
          </table:table-row>
          <table:table-row table:style-name="Taula2.4">
            <table:table-cell table:style-name="Taula2.A1" office:value-type="string">
              <text:p text:style-name="MP5">Altres usos XML</text:p>
            </table:table-cell>
            <table:table-cell table:style-name="Taula2.A1" office:value-type="string">
              <text:p text:style-name="MP6">xx de xxxxx 20xx</text:p>
            </table:table-cell>
          </table:table-row>
        </table:table>
        <text:p text:style-name="MP1">NOM:</text:p>
      </style:header>
      <style:footer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column table:style-name="Taula3.E"/>
          <table:table-column table:style-name="Taula3.F"/>
          <table:table-column table:style-name="Taula3.G"/>
          <table:table-column table:style-name="Taula3.H"/>
          <table:table-row table:style-name="TableLine94325516656848">
            <table:table-cell table:style-name="Taula3.A1" table:number-rows-spanned="2" office:value-type="string">
              <text:p text:style-name="MP7"><draw:frame draw:style-name="Mfr2" draw:name="Imatge1" text:anchor-type="as-char" svg:width="0.471cm" svg:height="0.543cm" draw:z-index="1"><draw:image xlink:href="Pictures/100034B900001DB00000224BA9B1ED24962EDF84.svg" xlink:type="simple" xlink:show="embed" xlink:actuate="onLoad" draw:mime-type="image/svg+xml"/><draw:image xlink:href="Pictures/100000010000011F0000014C19DF015B0BC57D05.png" xlink:type="simple" xlink:show="embed" xlink:actuate="onLoad" draw:mime-type="image/png"/></draw:frame></text:p>
            </table:table-cell>
            <table:table-cell table:style-name="Taula3.B1" table:number-rows-spanned="2" office:value-type="string">
              <text:p text:style-name="MP8">Generalitat de Catalunya</text:p>
              <text:p text:style-name="MP8">Departament d’Ensenyament</text:p>
              <text:p text:style-name="MP9">Institut Baix Camp</text:p>
            </table:table-cell>
            <table:table-cell table:style-name="Taula3.C1" office:value-type="string">
              <text:p text:style-name="MP10">01/09/2021</text:p>
            </table:table-cell>
            <table:table-cell table:style-name="Taula3.D1" office:value-type="string">
              <text:p text:style-name="MP11">Arxiu:</text:p>
            </table:table-cell>
            <table:table-cell table:style-name="Taula3.D1" table:number-columns-spanned="3" office:value-type="string">
              <text:p text:style-name="MP12">Plantilla Pràctica</text:p>
            </table:table-cell>
            <table:covered-table-cell/>
            <table:covered-table-cell/>
            <table:table-cell table:style-name="Taula3.H1" table:number-rows-spanned="2" office:value-type="string">
              <text:p text:style-name="MP13"><text:span text:style-name="MT5"><text:page-number text:select-page="current">2</text:page-number></text:span><text:s/><text:span text:style-name="MT6">de </text:span><text:span text:style-name="MT7"><text:page-count>2</text:page-count></text:span></text:p>
            </table:table-cell>
          </table:table-row>
          <table:table-row table:style-name="TableLine94325513114272">
            <table:covered-table-cell table:style-name="Taula3.A1"/>
            <table:covered-table-cell table:style-name="Taula3.B1"/>
            <table:table-cell table:style-name="Taula3.C2" office:value-type="string">
              <text:p text:style-name="MP14">Versió <text:span text:style-name="MT8">21.09</text:span></text:p>
            </table:table-cell>
            <table:table-cell table:style-name="Taula3.D2" office:value-type="string">
              <text:p text:style-name="MP11">Elaborat:</text:p>
            </table:table-cell>
            <table:table-cell table:style-name="Taula3.D2" office:value-type="string">
              <text:p text:style-name="MP12">Néstor Andreu</text:p>
            </table:table-cell>
            <table:table-cell table:style-name="Taula3.D2" office:value-type="string">
              <text:p text:style-name="MP11">Codi:</text:p>
            </table:table-cell>
            <table:table-cell table:style-name="Taula3.D2" office:value-type="string">
              <text:p text:style-name="MP14"/>
            </table:table-cell>
            <table:covered-table-cell table:style-name="Taula3.H1"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9:13:16.415135799</meta:creation-date>
    <meta:editing-duration>PT1H2M50S</meta:editing-duration>
    <meta:editing-cycles>9</meta:editing-cycles>
    <meta:generator>LibreOffice/7.2.5.1$Linux_X86_64 LibreOffice_project/20$Build-1</meta:generator>
    <dc:date>2022-02-08T14:56:13.131992169</dc:date>
    <meta:document-statistic meta:table-count="2" meta:image-count="2" meta:object-count="0" meta:page-count="2" meta:paragraph-count="42" meta:word-count="290" meta:character-count="1741" meta:non-whitespace-character-count="1504"/>
    <meta:template xlink:type="simple" xlink:actuate="onRequest" xlink:title="plantilla_practiques_IBC" xlink:href="../plantilla_practiques_IBC.ott" meta:date="2021-08-22T19:13:15.487238087"/>
  </office:meta>
</office:document-meta>
</file>